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60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officeooo:rsid="000b8094" officeooo:paragraph-rsid="000b8094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0b8094" officeooo:paragraph-rsid="000b8094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417in" fo:border="0.51pt solid #00000a"/>
      <style:text-properties fo:font-size="22pt" fo:font-weight="bold" style:font-size-asian="22pt" style:font-weight-asian="bold" style:font-size-complex="22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3592" officeooo:paragraph-rsid="000d3592" style:font-weight-asian="bold" style:font-weight-complex="bold"/>
    </style:style>
    <style:style style:name="P9" style:family="paragraph" style:parent-style-name="Standard" style:list-style-name="L1">
      <style:text-properties officeooo:rsid="000b8094" officeooo:paragraph-rsid="000b8094"/>
    </style:style>
    <style:style style:name="P10" style:family="paragraph" style:parent-style-name="Standard" style:list-style-name="L2">
      <style:text-properties officeooo:rsid="000d3592" officeooo:paragraph-rsid="000d3592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d3592" officeooo:paragraph-rsid="000d3592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b80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oT Project Proposal Year 1 Semester 2</text:p>
      <text:p text:style-name="P1"/>
      <text:p text:style-name="Standard"><text:span text:style-name="T2">Name:</text:span><text:span text:style-name="T3"> Adam Cotter</text:span><text:bookmark text:name="_GoBack"/></text:p>
      <text:p text:style-name="Standard"><text:span text:style-name="T2">Student No.:</text:span><text:span text:style-name="T3"> 20079973</text:span></text:p>
      <text:p text:style-name="Standard"><text:span text:style-name="T1">Project Title:</text:span> <text:s text:c="4"/><text:span text:style-name="T4">Automatic Pet Feeder.</text:span></text:p>
      <text:p text:style-name="Standard"><text:span text:style-name="T1">Purpose:</text:span> <text:s text:c="2"/><text:tab/><text:span text:style-name="T4">A pet feeder that can be set to refill a bowl at certain times, when the bowl is empty, or be told to refill remotely.</text:span></text:p>
      <text:p text:style-name="P2"/>
      <text:p text:style-name="P1"/>
      <text:p text:style-name="P1">Customer Feature List:</text:p>
      <text:list xml:id="list5621048402014956229" text:style-name="L1">
        <text:list-item>
          <text:p text:style-name="P9">Remote refilling of food bowls.</text:p>
        </text:list-item>
        <text:list-item>
          <text:p text:style-name="P9">Ability to choose the amount of food put in the bowl.</text:p>
        </text:list-item>
        <text:list-item>
          <text:p text:style-name="P9">Stores the amount of food eaten by the pet.</text:p>
        </text:list-item>
        <text:list-item>
          <text:p text:style-name="P9">Graphs the amount of food and eating habits of the pet with the data sent to the cloud.</text:p>
        </text:list-item>
      </text:list>
      <text:p text:style-name="P1">Context Diagram:</text:p>
      <text:p text:style-name="Standard"/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ame </text:p>
          </table:table-cell>
          <table:table-cell table:style-name="Table1.A1" office:value-type="string">
            <text:p text:style-name="P15">Direction</text:p>
          </table:table-cell>
          <table:table-cell table:style-name="Table1.A1" office:value-type="string">
            <text:p text:style-name="P15">Type</text:p>
          </table:table-cell>
          <table:table-cell table:style-name="Table1.A1" office:value-type="string">
            <text:p text:style-name="P15">Description</text:p>
          </table:table-cell>
        </table:table-row>
        <table:table-row table:style-name="Table1.1">
          <table:table-cell table:style-name="Table1.A2" office:value-type="string">
            <text:p text:style-name="P5">bowlWeight</text:p>
          </table:table-cell>
          <table:table-cell table:style-name="Table1.B2" office:value-type="string">
            <text:p text:style-name="P4">Input</text:p>
          </table:table-cell>
          <table:table-cell table:style-name="Table1.C2" office:value-type="string">
            <text:p text:style-name="P4">Analogue</text:p>
          </table:table-cell>
          <table:table-cell table:style-name="Table1.D2" office:value-type="string">
            <text:p text:style-name="P5">Weight of the food in the bowl.</text:p>
          </table:table-cell>
        </table:table-row>
        <table:table-row table:style-name="Table1.1">
          <table:table-cell table:style-name="Table1.A3" office:value-type="string">
            <text:p text:style-name="P5">refill</text:p>
          </table:table-cell>
          <table:table-cell table:style-name="Table1.B3" office:value-type="string">
            <text:p text:style-name="P4">Ouput</text:p>
          </table:table-cell>
          <table:table-cell table:style-name="Table1.C3" office:value-type="string">
            <text:p text:style-name="P4">Digital</text:p>
          </table:table-cell>
          <table:table-cell table:style-name="Table1.D3" office:value-type="string">
            <text:p text:style-name="P5">Moves the motor to allow the bowl to be filled.</text:p>
          </table:table-cell>
        </table:table-row>
        <table:table-row table:style-name="Table1.1">
          <table:table-cell table:style-name="Table1.A4" office:value-type="string">
            <text:p text:style-name="P5">foodEaten</text:p>
          </table:table-cell>
          <table:table-cell table:style-name="Table1.B4" office:value-type="string">
            <text:p text:style-name="P4">Output</text:p>
          </table:table-cell>
          <table:table-cell table:style-name="Table1.C4" office:value-type="string">
            <text:p text:style-name="P4">Network data</text:p>
          </table:table-cell>
          <table:table-cell table:style-name="Table1.D4" office:value-type="string">
            <text:p text:style-name="P5">The amount of food eaten.</text:p>
          </table:table-cell>
        </table:table-row>
      </table:table>
      <text:p text:style-name="P1">Non-Functional Requirements:</text:p>
      <text:list xml:id="list8809827573757386247" text:style-name="L2">
        <text:list-item>
          <text:p text:style-name="P10">Battery powered to allow for easy placement.</text:p>
        </text:list-item>
        <text:list-item>
          <text:p text:style-name="P11">Moving parts and electronics must be covered due to the presence of animals.</text:p>
        </text:list-item>
      </text:list>
      <text:p text:style-name="P8"><text:soft-page-break/>Concepts used:</text:p>
      <text:list xml:id="list1198313605560289107" text:style-name="L3">
        <text:list-item>
          <text:p text:style-name="P13">Programming the system to operate in the needed ways.</text:p>
        </text:list-item>
      </text:list>
      <text:p text:style-name="P12"/>
      <text:p text:style-name="P8">Technology/Tools:</text:p>
      <text:list xml:id="list3984106756585299544" text:style-name="L4">
        <text:list-item>
          <text:p text:style-name="P14">Arduino boards.</text:p>
        </text:list-item>
        <text:list-item>
          <text:p text:style-name="P14">Mot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</meta:initial-creator>
    <meta:editing-cycles>6</meta:editing-cycles>
    <meta:creation-date>2018-01-26T15:27:00</meta:creation-date>
    <dc:date>2018-02-16T13:24:18.396975143</dc:date>
    <meta:generator>LibreOffice/5.1.6.2$Linux_x86 LibreOffice_project/10m0$Build-2</meta:generator>
    <meta:editing-duration>PT12M46S</meta:editing-duration>
    <meta:document-statistic meta:table-count="1" meta:image-count="0" meta:object-count="0" meta:page-count="2" meta:paragraph-count="35" meta:word-count="174" meta:character-count="961" meta:non-whitespace-character-count="823"/>
    <meta:user-defined meta:name="AppVersion">00.0001</meta:user-defined>
    <meta:user-defined meta:name="Company">Waterford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